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6a30e" officeooo:paragraph-rsid="0016a30e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7c544" officeooo:paragraph-rsid="0017c544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font-weight="bold" officeooo:rsid="0016a30e" officeooo:paragraph-rsid="0016a30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17c544" officeooo:paragraph-rsid="0017c544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1974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spitality Employment Specialist</text:p>
      <text:p text:style-name="P1"/>
      <text:p text:style-name="P1"/>
      <text:p text:style-name="P1"/>
      <text:p text:style-name="P1">Hotel Industry Specialist</text:p>
      <text:p text:style-name="P3">Eva James</text:p>
      <text:p text:style-name="P3">1-520-586-3000</text:p>
      <text:p text:style-name="P1"><text:a xlink:type="simple" xlink:href="mailto:evajames@gmail.com" text:style-name="Internet_20_link" text:visited-style-name="Visited_20_Internet_20_Link"><text:span text:style-name="T1">evajames@gmail.com</text:span></text:a></text:p>
      <text:p text:style-name="P1"/>
      <text:p text:style-name="P1"/>
      <text:p text:style-name="P1">Retreat/Spa Specialist</text:p>
      <text:p text:style-name="P3">Brandie Wood</text:p>
      <text:p text:style-name="P3">1-520-586-0816</text:p>
      <text:p text:style-name="P1"><text:a xlink:type="simple" xlink:href="mailto:brandiewood@gmail.com" text:style-name="Internet_20_link" text:visited-style-name="Visited_20_Internet_20_Link"><text:span text:style-name="T1">brandiewood@gmail.com</text:span></text:a></text:p>
      <text:p text:style-name="P1"/>
      <text:p text:style-name="P1"/>
      <text:p text:style-name="P1"/>
      <text:p text:style-name="P1">Cosmetology Specialist</text:p>
      <text:p text:style-name="P3">Deborah Maakasteadt</text:p>
      <text:p text:style-name="P3">1-520-221-0777</text:p>
      <text:p text:style-name="P1"><text:a xlink:type="simple" xlink:href="mailto:deborahmaakasteadt@gmail.com" text:style-name="Internet_20_link" text:visited-style-name="Visited_20_Internet_20_Link"><text:span text:style-name="T1">deborahmaakasteadt@gmail.com</text:span></text:a></text:p>
      <text:p text:style-name="P1"/>
      <text:p text:style-name="P1"/>
      <text:p text:style-name="P2"/>
      <text:p text:style-name="P2">Food Industry Specialist</text:p>
      <text:p text:style-name="P4">Patty Columbo </text:p>
      <text:p text:style-name="P4">1-520-586-3596</text:p>
      <text:p text:style-name="P2"><text:a xlink:type="simple" xlink:href="mailto:pattycolumbo@gmail.com" text:style-name="Internet_20_link" text:visited-style-name="Visited_20_Internet_20_Link"><text:span text:style-name="T1">pattycolumbo@gmail.com</text:span></text:a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09:51:13.991000000</meta:creation-date>
    <dc:date>2021-01-06T11:20:00.037000000</dc:date>
    <meta:editing-duration>PT8M1S</meta:editing-duration>
    <meta:editing-cycles>3</meta:editing-cycles>
    <meta:generator>LibreOffice/6.2.8.2$Windows_X86_64 LibreOffice_project/f82ddfca21ebc1e222a662a32b25c0c9d20169ee</meta:generator>
    <meta:document-statistic meta:table-count="0" meta:image-count="0" meta:object-count="0" meta:page-count="1" meta:paragraph-count="17" meta:word-count="29" meta:character-count="325" meta:non-whitespace-character-count="312"/>
  </office:meta>
</office:document-meta>
</file>